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start" style:justify-single-word="false"/>
    </style:style>
    <style:style style:name="P5" style:family="paragraph" style:parent-style-name="Standard" style:list-style-name="L1">
      <style:paragraph-properties fo:text-align="start" style:justify-single-word="false"/>
    </style:style>
    <style:style style:name="P6"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fo:font-size="15pt" style:text-underline-style="solid" style:text-underline-width="auto" style:text-underline-color="font-color" fo:font-weight="bold" style:font-size-asian="15pt" style:font-weight-asian="bold" style:font-size-complex="15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placement of a Vietnamese restaurant in Waltham Forest, London</text:p>
      <text:p text:style-name="P3"/>
      <text:p text:style-name="P2">1. Introduction</text:p>
      <text:p text:style-name="P1">The problem we are looking to solve is finding the ideal location for the construction of a new Vietnamese restaurant in the Borough of Waltham Forest in London. Food from foreign cultures has been growing more popular across the UK, especially in London, and so would be a good place for a prospective Vietnamese restaurant to be founded. Furthermore, Waltham Forest's adjacency to the Olympic Park, and strong rail links make it a thriving area for development.</text:p>
      <text:p text:style-name="P1"/>
      <text:p text:style-name="P1">The insights gleaned from this report would be useful to any existing Vietnamese restaurant chain looking to expand into a new location, or a group of shareholders looking to set up a first restaurant. They may have selected Waltham Forest due to their own location, or perhaps because it is the nearest location they haven't yet expanded too. Once a selection of good neighbourhoods to build the new restaurant has been found, this report could be used to further prove the viability of the restaurant to potential investors.</text:p>
      <text:p text:style-name="P1"/>
      <text:p text:style-name="P1"/>
      <text:p text:style-name="P2">2. Business Problem</text:p>
      <text:p text:style-name="P1">Choosing the best location to build the restaurant is important. Building in an area with too many other Vietnamese restaurants would be a bad idea, as there would be a large amount of competition. On the other hand, there needs to be demand, so building the restaurant in the middle of an industrial park would be just as bad. No restaurant will succeed without a customer base.</text:p>
      <text:p text:style-name="P1"/>
      <text:p text:style-name="P1">Since business location will have a profound effect on the number of customers, and thus the income, the stakeholders will clearly want to take great care in choosing a location.</text:p>
      <text:p text:style-name="P2"/>
      <text:p text:style-name="P2"/>
      <text:p text:style-name="P2">3. Data Usage</text:p>
      <text:p text:style-name="P1">To identify the best location, I will use Wikipedia to obtain a list of geographical areas in London. London is chosen because taking too large a sample might muddy the data, <text:s/>since surrounding rural areas of other cities may be structured differently, and Waltham Forest is a part of London.</text:p>
      <text:p text:style-name="P1"/>
      <text:p text:style-name="P1">FourSquare will be used to obtain a list of nearby venues to each of these areas. Firstly, this will locate any Vietnamese restaurants, and so a location can be selected that will minimise competition. This will also give data from which we can characterise each of these locations.</text:p>
      <text:p text:style-name="P1"/>
      <text:p text:style-name="P1"/>
      <text:p text:style-name="P2">4.Methodology</text:p>
      <text:p text:style-name="P1">Before running the machine learning algorithms, I explored the data that was available. This involved finding the nearby venues to a smaller selection of locations. The first thing I encountered was that not all of the location addresses could be found in FourSquare. However, due to the large volume of locations, as well as the even geographic distribution of locations that cannot be found, I determined this would not have a large effect on the quality of the algorithms used. The data was not systematically affected, so it's quality was not diminished.</text:p>
      <text:p text:style-name="P1"/>
      <text:p text:style-name="P1">The other issue that presented itself was venue classification. The venue types returned by FourSquare are not structured in any way, and so if we were to feed in the the raw data, the algorithms would not reflect that a Cocktail Bar has more in common with a Wine Bar than with a <text:soft-page-break/>Bank. Thus, all of the venues were grouped into categories – Restaurants and Cafés, Pubs and Bars, Indoor Fitness, Entertainment Venues, Outdoor Entertainment, Arts and Museums, Stores and Shops, Educational Facilities, and Travel Links. However, before grouping, I copied the data showing which locations has a nearby Vietnamese restaurant, for future reference.</text:p>
      <text:p text:style-name="P1"/>
      <text:p text:style-name="P1">With the sorted data, I used K-means clustering to group the locations based on what proportion of the nearby venues are in each category. Then for each cluster, I investigated what properties characterised it by taking the mean across all locations in the cluster for each venues category.</text:p>
      <text:p text:style-name="P1">Through this I determined which clusters would be ideal to build a new Vietnamese Restaurant in.</text:p>
      <text:p text:style-name="P1"/>
      <text:p text:style-name="P1">Following that, I then looked at the locations in Waltham Forest, and the clusters they were in. I also checked which locations had a nearby Vietnamese restaurant. By choosing the Location in the best cluster with no nearby Vietnamese restaurants, the ideal place to build our new restaurant is found.</text:p>
      <text:p text:style-name="P1"/>
      <text:p text:style-name="P1"/>
      <text:p text:style-name="P2">5. Results</text:p>
      <text:p text:style-name="P1">We choose 6 clusters for the k means clustering process, and the 6 clusters were characterised by the following:</text:p>
      <text:p text:style-name="P1"/>
      <text:list xml:id="list29768332" text:style-name="L1">
        <text:list-item>
          <text:p text:style-name="P5">Cluster 0 was ~50% stores and shops, and ~25% Restaurants and Cafés, implying that locations in this cluster are high streets. While this wouldn't be a bad place to build the restaurant, there are better clusters.</text:p>
        </text:list-item>
        <text:list-item>
          <text:p text:style-name="P5">Cluster 1 is over 50% Restaurants and Cafés on average, and about 15% Pubs and Bar, and 15% Outdoor Shops. This is clearly an ideal location to build a restaurant.</text:p>
        </text:list-item>
        <text:list-item>
          <text:p text:style-name="P5">Cluster 2 is more evenly distributed, with 30% Restaurants and Cafés, 30% Shops and Stores. These locations would be good for a restaurant.</text:p>
        </text:list-item>
        <text:list-item>
          <text:p text:style-name="P5">Cluster 3 is slightly higher Cluster 2 in terms of Restaurants and Cafés on average. However, it has fewer shops and more outdoor entertainment, indicating slightly more rural locations.</text:p>
        </text:list-item>
        <text:list-item>
          <text:p text:style-name="P5">Cluster 4 is around 55% Outdoor entertainment on average, and only 15% Restaurants and Cafés. This is too rural an area for us to expect the prospective restaurant to be much of <text:s/>a success.</text:p>
        </text:list-item>
        <text:list-item>
          <text:p text:style-name="P5">Cluster 5 is about 50% Restaurants and Cafés, and about 35% Stores and shops. This cluster is not quite as strong as as cluster 1, but <text:s/>is still a very good set of locations for developing restaurants.</text:p>
        </text:list-item>
      </text:list>
      <text:p text:style-name="P4"/>
      <text:p text:style-name="P4">Now considering locations in Waltham Forest, we find that Cann Hall, Upper Walthamstow, Walthamstow, and Walthamstow Village are all in Cluster 1, and Leytonstone is in cluster 5 – the cluster we identified as good for building a Vietnamese restaurant. However, Upper Walthamstow and Cann Hall already have a Vietnamese Restaurant.</text:p>
      <text:p text:style-name="P2"/>
      <text:p text:style-name="P2"/>
      <text:p text:style-name="P2">6. Discussion</text:p>
      <text:p text:style-name="P1">Our results suggest that the best place to search for suitable location to build a Vietnamese Restaurant is Walthamstow or Walthamstow Village, since both are in the cluster most suited for restaurants, and furthermore there are no other Vietnamese restaurants that could provide competition.</text:p>
      <text:p text:style-name="P1"/>
      <text:p text:style-name="P1">If no site to build on can be found in Walthamstow, Leytonstone would be the next choice. It is still a good location for Restaurants, and has no competing Vietnamese restaurants. <text:s/>It has a lower density of restaurants than Cann Hall or Upper Walthamstow, but the lack of direct competition <text:soft-page-break/>from other Vietnamese restaurants outweighs this.</text:p>
      <text:p text:style-name="P1"><text:span text:style-name="T1"/></text:p>
      <text:p text:style-name="P1"><text:span text:style-name="T1">7. Conclusion</text:span></text:p>
      <text:p text:style-name="P1">This report gives a good initial basis of where to start looking in Waltham Forest to develop a Vietnamese restaurant. The high density of restaurants in the suggested areas indicates that these locations are popular with diners, and so there is a large pool or prospective clients. The fact that there are no other nearby Vietnamese restaurants indicates than in these locations it is a niche yet to be filled.</text:p>
      <text:p text:style-name="P1"/>
      <text:p text:style-name="P1">If a more precise recommendation of location were desired, two direction could be explored to try and obtain the desired results. The first would be to use a more granular set of locations in Waltham Forest – perhaps a list of neighbourhoods, or something similar. Then the above model could be used to cluster these neighbourhoods, so that nearly precise addresses could be suggested as potential development sites. Alternatively, the clusters could be generated, and then a set of available sites in Waltham Forest could be graded using the clustering, indicating their suitability.</text:p>
      <text:p text:style-name="P1"/>
      <text:p text:style-name="P1">The other possible improvement would be to use a different sort of data than that provided by FourSquare. While FourSquare provides information about the nearby venues, it doesn't give any information about other nearby businesses or residences. This made it impossible to detect if a location was at the centre of an industrial context – the proportioning system meant that a location with 1 nearby cafe , 1 nearby shop and 98 houses was considered equivalent to a location with 50 nearby shops and 50 nearby restaurants. There were no clusters that represented residential areas or industrial parks, which may have made the results less accurat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mes Pigden</meta:initial-creator>
    <meta:creation-date>2019-01-21T15:03:17.75</meta:creation-date>
    <dc:date>2019-02-03T11:02:52.06</dc:date>
    <dc:creator>James Pigden</dc:creator>
    <meta:editing-duration>PT20H55M55S</meta:editing-duration>
    <meta:editing-cycles>7</meta:editing-cycles>
    <meta:generator>OpenOffice.org/3.3$Win32 OpenOffice.org_project/330m20$Build-9567</meta:generator>
    <meta:document-statistic meta:table-count="0" meta:image-count="0" meta:object-count="0" meta:page-count="3" meta:paragraph-count="32" meta:word-count="1330" meta:character-count="7986"/>
  </office:meta>
</office:document-meta>
</file>